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1" svg:font-family="'Ek Mukta'"/>
    <style:font-face style:name="Arial" svg:font-family="Arial" style:font-family-generic="swiss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 officeooo:rsid="0091d04a" officeooo:paragraph-rsid="001f835b"/>
    </style:style>
    <style:style style:name="P2" style:family="paragraph" style:parent-style-name="Text_20_body">
      <style:paragraph-properties fo:text-align="justify" style:justify-single-word="false"/>
      <style:text-properties style:font-name="Arial1" officeooo:rsid="005dc71d" officeooo:paragraph-rsid="001f835b"/>
    </style:style>
    <style:style style:name="P3" style:family="paragraph" style:parent-style-name="Text_20_body">
      <style:paragraph-properties fo:text-align="justify" style:justify-single-word="false"/>
      <style:text-properties style:font-name="Arial1" officeooo:rsid="005f9fc6" officeooo:paragraph-rsid="001f835b"/>
    </style:style>
    <style:style style:name="P4" style:family="paragraph" style:parent-style-name="Text_20_body">
      <style:paragraph-properties fo:text-align="justify" style:justify-single-word="false"/>
      <style:text-properties style:font-name="Arial1" officeooo:paragraph-rsid="001f835b"/>
    </style:style>
    <style:style style:name="P5" style:family="paragraph" style:parent-style-name="Text_20_body">
      <style:paragraph-properties fo:text-align="justify" style:justify-single-word="false"/>
      <style:text-properties style:font-name="Arial1" style:text-underline-style="solid" style:text-underline-width="auto" style:text-underline-color="font-color" officeooo:paragraph-rsid="001f835b"/>
    </style:style>
    <style:style style:name="P6" style:family="paragraph" style:parent-style-name="Text_20_body">
      <style:paragraph-properties fo:text-align="justify" style:justify-single-word="false"/>
      <style:text-properties style:font-name="Arial1" officeooo:rsid="008cf592" officeooo:paragraph-rsid="001f835b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8e549c" officeooo:paragraph-rsid="001f835b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c88720" officeooo:paragraph-rsid="001f835b"/>
    </style:style>
    <style:style style:name="P9" style:family="paragraph" style:parent-style-name="Text_20_body">
      <style:paragraph-properties fo:text-align="justify" style:justify-single-word="false"/>
      <style:text-properties style:font-name="Arial1" officeooo:rsid="01626311" officeooo:paragraph-rsid="001f835b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90fad3" officeooo:paragraph-rsid="001f835b"/>
    </style:style>
    <style:style style:name="P11" style:family="paragraph" style:parent-style-name="Text_20_body">
      <style:paragraph-properties fo:text-align="justify" style:justify-single-word="false"/>
      <style:text-properties style:font-name="Arial1" fo:font-style="normal" officeooo:rsid="0091d04a" officeooo:paragraph-rsid="001f835b" style:font-style-asian="normal" style:font-style-complex="normal"/>
    </style:style>
    <style:style style:name="P12" style:family="paragraph" style:parent-style-name="Heading_20_1">
      <style:paragraph-properties fo:text-align="justify" style:justify-single-word="false" fo:break-before="page"/>
      <style:text-properties officeooo:paragraph-rsid="001f835b"/>
    </style:style>
    <style:style style:name="P13" style:family="paragraph" style:parent-style-name="Heading_20_2">
      <style:paragraph-properties fo:text-align="justify" style:justify-single-word="false"/>
      <style:text-properties style:font-name="Arial1" officeooo:rsid="005dc71d" officeooo:paragraph-rsid="001f835b"/>
    </style:style>
    <style:style style:name="P14" style:family="paragraph" style:parent-style-name="Heading_20_2">
      <style:text-properties officeooo:paragraph-rsid="0026749d"/>
    </style:style>
    <style:style style:name="P15" style:family="paragraph" style:parent-style-name="Heading_20_3">
      <style:paragraph-properties fo:text-align="justify" style:justify-single-word="false"/>
      <style:text-properties style:font-name="Arial1" officeooo:rsid="008b8a25" officeooo:paragraph-rsid="001f835b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Arial1" officeooo:paragraph-rsid="001f835b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1" officeooo:rsid="008fc76d" officeooo:paragraph-rsid="001f835b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5f9fc6" officeooo:paragraph-rsid="001f835b"/>
    </style:style>
    <style:style style:name="P19" style:family="paragraph" style:parent-style-name="Text_20_body">
      <style:paragraph-properties fo:text-align="justify" style:justify-single-word="false"/>
      <style:text-properties officeooo:paragraph-rsid="001f835b"/>
    </style:style>
    <style:style style:name="P20" style:family="paragraph" style:parent-style-name="Text_20_body">
      <style:paragraph-properties fo:text-align="justify" style:justify-single-word="false"/>
      <style:text-properties officeooo:paragraph-rsid="00222856"/>
    </style:style>
    <style:style style:name="P21" style:family="paragraph" style:parent-style-name="Text_20_body">
      <style:paragraph-properties fo:text-align="justify" style:justify-single-word="false"/>
      <style:text-properties officeooo:paragraph-rsid="002376e2"/>
    </style:style>
    <style:style style:name="P22" style:family="paragraph" style:parent-style-name="Text_20_body">
      <style:text-properties officeooo:paragraph-rsid="0026749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63f97f" style:font-style-asian="normal" style:font-style-complex="normal"/>
    </style:style>
    <style:style style:name="T3" style:family="text">
      <style:text-properties fo:font-style="normal" officeooo:rsid="009318a3" style:font-style-asian="normal" style:font-style-complex="normal"/>
    </style:style>
    <style:style style:name="T4" style:family="text">
      <style:text-properties fo:font-style="normal" officeooo:rsid="00957d79" style:font-style-asian="normal" style:font-style-complex="normal"/>
    </style:style>
    <style:style style:name="T5" style:family="text">
      <style:text-properties fo:font-style="normal" officeooo:rsid="00d2c4d0" style:font-style-asian="normal" style:font-style-complex="normal"/>
    </style:style>
    <style:style style:name="T6" style:family="text">
      <style:text-properties fo:font-style="normal" officeooo:rsid="0094a29a" style:font-style-asian="normal" style:font-style-complex="normal"/>
    </style:style>
    <style:style style:name="T7" style:family="text">
      <style:text-properties fo:font-style="normal" officeooo:rsid="0088704d" style:font-style-asian="normal" style:font-style-complex="normal"/>
    </style:style>
    <style:style style:name="T8" style:family="text">
      <style:text-properties fo:font-style="normal" officeooo:rsid="008a3c37" style:font-style-asian="normal" style:font-style-complex="normal"/>
    </style:style>
    <style:style style:name="T9" style:family="text">
      <style:text-properties fo:font-style="normal" officeooo:rsid="00607c70" style:font-style-asian="normal" style:font-style-complex="normal"/>
    </style:style>
    <style:style style:name="T10" style:family="text">
      <style:text-properties fo:font-style="normal" officeooo:rsid="0062273c" style:font-style-asian="normal" style:font-style-complex="normal"/>
    </style:style>
    <style:style style:name="T11" style:family="text">
      <style:text-properties fo:font-style="normal" officeooo:rsid="00636efc" style:font-style-asian="normal" style:font-style-complex="normal"/>
    </style:style>
    <style:style style:name="T12" style:family="text">
      <style:text-properties fo:font-style="normal" officeooo:rsid="00d117de" style:font-style-asian="normal" style:font-style-complex="normal"/>
    </style:style>
    <style:style style:name="T13" style:family="text">
      <style:text-properties fo:font-style="normal" officeooo:rsid="00f6b7f1" style:font-style-asian="normal" style:font-style-complex="normal"/>
    </style:style>
    <style:style style:name="T14" style:family="text">
      <style:text-properties fo:font-style="normal" fo:font-weight="bold" officeooo:rsid="0085c322" style:font-style-asian="normal" style:font-weight-asian="bold" style:font-style-complex="normal" style:font-weight-complex="bold"/>
    </style:style>
    <style:style style:name="T15" style:family="text">
      <style:text-properties officeooo:rsid="00cb1dec"/>
    </style:style>
    <style:style style:name="T16" style:family="text">
      <style:text-properties officeooo:rsid="0080a2e5"/>
    </style:style>
    <style:style style:name="T17" style:family="text">
      <style:text-properties officeooo:rsid="0088704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88704d" style:font-style-asian="italic" style:font-style-complex="italic"/>
    </style:style>
    <style:style style:name="T20" style:family="text">
      <style:text-properties fo:font-style="italic" officeooo:rsid="00607c70" style:font-style-asian="italic" style:font-style-complex="italic"/>
    </style:style>
    <style:style style:name="T21" style:family="text">
      <style:text-properties officeooo:rsid="005fe495"/>
    </style:style>
    <style:style style:name="T22" style:family="text">
      <style:text-properties officeooo:rsid="008a3c37"/>
    </style:style>
    <style:style style:name="T23" style:family="text">
      <style:text-properties officeooo:rsid="0161d2ad"/>
    </style:style>
    <style:style style:name="T24" style:family="text">
      <style:text-properties officeooo:rsid="0090f585"/>
    </style:style>
    <style:style style:name="T25" style:family="text">
      <style:text-properties officeooo:rsid="00d2c4d0"/>
    </style:style>
    <style:style style:name="T26" style:family="text">
      <style:text-properties officeooo:rsid="00f6b7f1"/>
    </style:style>
    <style:style style:name="T27" style:family="text">
      <style:text-properties officeooo:rsid="0083c3b8"/>
    </style:style>
    <style:style style:name="T28" style:family="text">
      <style:text-properties officeooo:rsid="0091d04a"/>
    </style:style>
    <style:style style:name="T29" style:family="text">
      <style:text-properties style:font-name="Arial1" officeooo:rsid="005f9fc6"/>
    </style:style>
    <style:style style:name="T30" style:family="text">
      <style:text-properties style:font-name="Arial1" officeooo:rsid="00212dbe"/>
    </style:style>
    <style:style style:name="T31" style:family="text">
      <style:text-properties style:font-name="Arial1" fo:font-style="normal" officeooo:rsid="008a3c37" style:font-style-asian="normal" style:font-style-complex="normal"/>
    </style:style>
    <style:style style:name="T32" style:family="text">
      <style:text-properties style:font-name="Arial1" fo:font-style="normal" officeooo:rsid="002203b6" style:font-style-asian="normal" style:font-style-complex="normal"/>
    </style:style>
    <style:style style:name="T33" style:family="text">
      <style:text-properties style:font-name="Arial1" officeooo:rsid="00222856"/>
    </style:style>
    <style:style style:name="T34" style:family="text">
      <style:text-properties style:font-name="Arial1" officeooo:rsid="002376e2"/>
    </style:style>
    <style:style style:name="T35" style:family="text">
      <style:text-properties style:font-name="Arial1" officeooo:rsid="00247c5b"/>
    </style:style>
    <style:style style:name="T36" style:family="text">
      <style:text-properties style:font-name="Arial1" officeooo:rsid="0066d6e6"/>
    </style:style>
    <style:style style:name="T37" style:family="text">
      <style:text-properties style:font-name="Arial1" officeooo:rsid="00397b05"/>
    </style:style>
    <style:style style:name="T38" style:family="text">
      <style:text-properties style:font-name="Arial1" fo:font-weight="bold" officeooo:rsid="002376e2" style:font-weight-asian="bold" style:font-weight-complex="bold"/>
    </style:style>
    <style:style style:name="T39" style:family="text">
      <style:text-properties style:font-name="Arial1" officeooo:rsid="008e549c"/>
    </style:style>
    <style:style style:name="T40" style:family="text">
      <style:text-properties style:font-name="Arial1" officeooo:rsid="0090f585"/>
    </style:style>
    <style:style style:name="T41" style:family="text">
      <style:text-properties style:font-name="Arial1" officeooo:rsid="0026749d"/>
    </style:style>
    <style:style style:name="T42" style:family="text">
      <style:text-properties style:font-name="Arial1" officeooo:rsid="00d2c4d0"/>
    </style:style>
    <style:style style:name="T43" style:family="text">
      <style:text-properties style:font-name="Arial1" fo:font-style="italic" officeooo:rsid="0026749d" style:font-style-asian="italic" style:font-style-complex="italic"/>
    </style:style>
    <style:style style:name="T44" style:family="text">
      <style:text-properties style:font-name="Arial" fo:font-style="normal" officeooo:rsid="002203b6" style:font-style-asian="normal" style:font-style-complex="normal"/>
    </style:style>
    <style:style style:name="T45" style:family="text">
      <style:text-properties style:font-name="Arial" officeooo:rsid="002203b6"/>
    </style:style>
    <style:style style:name="T46" style:family="text">
      <style:text-properties style:font-name="Arial" officeooo:rsid="005f9fc6"/>
    </style:style>
    <style:style style:name="T47" style:family="text">
      <style:text-properties officeooo:rsid="0026749d"/>
    </style:style>
    <style:style style:name="T48" style:family="text">
      <style:text-properties style:font-name="Liberation Sans" fo:font-size="16.1000003814697pt" fo:font-weight="bold" officeooo:rsid="0026749d" style:font-name-asian="Noto Sans" style:font-size-asian="16.1000003814697pt" style:font-weight-asian="bold" style:font-name-complex="Ek Mukta" style:font-size-complex="16.1000003814697pt" style:font-weight-complex="bold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36">3. </text:span><text:span text:style-name="T37">Desarrollo</text:span></text:h>
      <text:h text:style-name="P14" text:outline-level="2"><text:span text:style-name="T47">3.1 El </text:span><text:span text:style-name="T48">acceso al agua potable</text:span></text:h>
      <text:p text:style-name="P22"><text:span text:style-name="T48"><text:s/></text:span></text:p>
      <text:h text:style-name="P13" text:outline-level="2"><text:span text:style-name="T15">3.</text:span><text:span text:style-name="T47">2</text:span><text:span text:style-name="T15"> El indicador </text:span>NBI en Argentina</text:h>
      <text:p text:style-name="P2"><text:s/>En Argentina, el <text:span text:style-name="T16">indicador</text:span> NBI fue elaborado en cuatro oportunidades: 1980, 1991, 2001 y 2010. En el año 2000 se realizó una revisión de la metodología, considerando la diferenciación de grupos heterogéneos, identificación del carácter estructural o coyuntural de las variables analizadas y la multidimensionalidad del mismo, <text:s/>carencias de una amplia gama de aspectos de la vida de las personas.</text:p>
      <text:p text:style-name="P19"><text:span text:style-name="T29"><text:s/>En esta revisión también se resaltaba la importancia de permitir sostener la comparabilidad histórica, alegando que la modificación de los umbrales previamente definidos o la introducción de nuevos indicadores </text:span><text:span text:style-name="T30">imposibilitaría esto.</text:span><text:span text:style-name="T29"> </text:span><text:span text:style-name="T30">D</text:span><text:span text:style-name="T29">esencadenando la revisión de distintas prácticas de usuarios públicos y privados que hacen uso de los datos como criterio de asignación de recursos en programas de asistencia social y de distribución de recursos entre áreas geográficas, entre otras aplicaciones. </text:span></text:p>
      <text:p text:style-name="P3"><text:s/><text:span text:style-name="T17">Este tipo de problema es típico en un cambio de metodología de indices estadísticos. En última instancia los encargados de elaborar los indicadores se encuentran frente a un </text:span><text:span text:style-name="T19">trade off</text:span><text:span text:style-name="T7"> entre comparabilidad histórica y revisionismo metodológico para corregir </text:span><text:span text:style-name="T8">errores del pasado o reflejar cambios en las ponderaciones o consideraciones de la medición.</text:span></text:p>
      <text:p text:style-name="P19"><text:span text:style-name="T31"><text:s/></text:span><text:span text:style-name="T32">La metodología establecida fue uti</text:span><text:span text:style-name="T44">lizada para elaborar el indicador NBI en los censos 2001 y 2010. </text:span><text:span text:style-name="T45">La misma establece</text:span><text:span text:style-name="T46"> cinco aspectos que se utilizan como aproximación de las cuatro necesidades consideradas básicas. </text:span></text:p>
      <text:p text:style-name="P3"><text:s/>Un hogar va a ser catalogado como pobre por NBI en la medida de que sufra al menos una de alguna de las siguientes carencias:</text:p>
      <text:p text:style-name="P4"><text:span text:style-name="T21">- Calidad de la vivienda (NBI I): En caso de que la vivienda no entre dentro de las categorías de casa, departamento o rancho según la clasificación de </text:span><text:span text:style-name="T20">Calidad de materiales de la vivienda</text:span><text:span text:style-name="T9"> elaborada por la Secretaría de Vivienda.</text:span></text:p>
      <text:p text:style-name="P4"><text:span text:style-name="T9">- </text:span><text:span text:style-name="T10">Inadecuado s</text:span><text:span text:style-name="T9">istema de eliminación de excretas </text:span><text:span text:style-name="T11">(NBI </text:span><text:span text:style-name="T8">II</text:span><text:span text:style-name="T11">)</text:span><text:span text:style-name="T9">: </text:span><text:span text:style-name="T10">Aquellos </text:span><text:span text:style-name="T9">hogares que no cuent</text:span><text:span text:style-name="T10">e</text:span><text:span text:style-name="T9">n con inodoro o letrina.</text:span></text:p>
      <text:p text:style-name="P3">- Hacinamiento (NBI <text:span text:style-name="T22">III</text:span>): Se considera que existe hacinamiento si en la vivienda habitan mas de tres personas por cuarto.</text:p>
      <text:p text:style-name="P4"><text:span text:style-name="T9">- Acceso a la educación </text:span><text:span text:style-name="T11">(NBI </text:span><text:span text:style-name="T8">IV</text:span><text:span text:style-name="T11">)</text:span><text:span text:style-name="T9">: Hogares que tienen algún niño en edad escolar que no asiste a la escuela.</text:span></text:p>
      <text:p text:style-name="P4"><text:soft-page-break/><text:span text:style-name="T9">- Capacidad económica </text:span><text:span text:style-name="T11">(NBI </text:span><text:span text:style-name="T8">V</text:span><text:span text:style-name="T11">)</text:span><text:span text:style-name="T9">: Hogares que tienen cuatro o mas personas por miembro ocupado y en los cuales el jefe de hogar tiene bajo nivel de educación.</text:span></text:p>
      <text:p text:style-name="P4"><text:span text:style-name="T11"><text:s/></text:span><text:span text:style-name="T8">Para el caso del presente trabajo nos centraremos en analizar los determinantes del indicador NBI II para la ciudad de Rosario </text:span><text:span text:style-name="T12">a nivel de radio censal</text:span><text:span text:style-name="T8">.</text:span></text:p>
      <text:p text:style-name="P5"/>
      <text:h text:style-name="P15" text:outline-level="3"><text:span text:style-name="T1">3.1.1 </text:span><text:span text:style-name="T8">R</text:span><text:span text:style-name="T1">econstrucción del indicador NBI II </text:span></text:h>
      <text:p text:style-name="P6">Si bien en las publicaciones, notas metodológicas y resultados oficiales del indicador NBI Argentina 2010 se brinda información acerca de los criterios y datos utilizados, no se especifica en dichos informes como obtener el indicador a partir de los resultados oficiales del CENSO 2010 publicados en la base de datos REDATAM.</text:p>
      <text:p text:style-name="P19"><text:span text:style-name="T39">A pesar de esto, a partir de un análisis de la encuesta </text:span><text:span text:style-name="T40">d</text:span><text:span text:style-name="T39">el censo </text:span><text:span text:style-name="T40">y utilizando como respaldo los resultados oficiales, </text:span><text:span text:style-name="T39">pudo reconstruirse </text:span><text:span text:style-name="T41">la dimensión de </text:span><text:span text:style-name="T43">“Condiciones Sanitarias”</text:span><text:span text:style-name="T41"> </text:span><text:span text:style-name="T39">utilizando los datos crudos </text:span><text:span text:style-name="T42">del censo</text:span><text:span text:style-name="T39">.</text:span></text:p>
      <text:p text:style-name="P8">La base de datos en donde se puede acceder a los resultados del censo Argentina 2010 cuenta con un mecanismo de filtrado que permite establecer condiciones mediante una sint<text:span text:style-name="T47">a</text:span>xis particular de la <text:span text:style-name="T26">misma base </text:span>y de esta forma filtrar <text:span text:style-name="T26">y agregar</text:span> los resultados. A lo largo de este trabajo se dejará constancia de todos los filtros utilizados en la sintaxis de REDATAM <text:s/>que permitieron obtener los resultados parciales y totales, de <text:span text:style-name="T25">esta </text:span>manera el lector pued<text:span text:style-name="T25">e</text:span> corroborar <text:span text:style-name="T25">la </text:span>veracidad <text:span text:style-name="T25">de los mismos</text:span>. </text:p>
      <text:p text:style-name="P9">Las preguntas utilizadas hacen referencia a la encuesta </text:p>
      <text:p text:style-name="P7">El criterio utilizado para el indicador NBI II expuesto en el apartado anterior hace referencia a la pregunta <office:annotation office:name="__Annotation__2113_1964912616" loext:resolved="false"><dc:creator>Bruno Geninatti</dc:creator><dc:date>2018-08-14T21:59:57</dc:date><text:p text:style-name="P23"><text:span text:style-name="T49">32- Estos códigos son posta? Están en la encuesta?</text:span></text:p></office:annotation>H10<office:annotation-end office:name="__Annotation__2113_1964912616"/>, a saber:</text:p>
      <text:p text:style-name="P4"><text:span text:style-name="T14">H10 - </text:span><text:span text:style-name="T27">Este hogar, ¿tiene baño / letrina?</text:span></text:p>
      <text:list xml:id="list118515615" text:style-name="L1">
        <text:list-item>
          <text:p text:style-name="P16">Si</text:p>
        </text:list-item>
        <text:list-item>
          <text:p text:style-name="P17">No</text:p>
        </text:list-item>
      </text:list>
      <text:p text:style-name="P10">En la <office:annotation office:name="__Annotation__2178_1964912616" loext:resolved="false"><dc:creator>Bruno Geninatti</dc:creator><dc:date>2018-08-14T22:05:41</dc:date><text:p text:style-name="P23"><text:span text:style-name="T49">33- </text:span></text:p><text:p text:style-name="P23"><text:span text:style-name="T49">- Cambiar el estilo de la tabla</text:span></text:p><text:p text:style-name="P23"><text:span text:style-name="T49">- Poner el total del país al final, no tiene que estar en negrita necesariamente.</text:span></text:p><text:p text:style-name="P23"><text:span text:style-name="T49">- Poner query como referencia de la columna “NBI II - Reconstruido”en la tabla.</text:span></text:p></office:annotation>tabla 1<office:annotation-end office:name="__Annotation__2178_1964912616"/> pueden compararse, para cada provincia, los resultados oficiales publicados y los resultados obtenidos <text:span text:style-name="T28">al</text:span> aplicar el filtro <text:s/><text:span text:style-name="T18">HOGAR.H10 = 2</text:span><text:span text:style-name="T1">, es decir, todos aquellos hogares cuya respuesta a la pregunta H10 fue “N</text:span><text:span text:style-name="T13">o</text:span><text:span text:style-name="T1">”.</text:span></text:p>
      <text:p text:style-name="P4"><draw:frame draw:style-name="fr1" draw:name="Objeto1" text:anchor-type="paragraph" svg:width="19.082cm" svg:height="6.371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text:soft-page-break/></text:p>
      <text:p text:style-name="P11">Se extrae de estos resultados que en base a la concordancia del filtro aplicado con la metodología <office:annotation office:name="__Annotation__2245_1964912616" loext:resolved="false"><dc:creator>Bruno Geninatti</dc:creator><dc:date>2018-08-14T22:13:07</dc:date><text:p text:style-name="P23"><text:span text:style-name="T49">34- Mejor hacer referencia a de donde salió esa metodología</text:span></text:p></office:annotation>descripta para el indicador NBI II en el apartado 3.1<office:annotation-end office:name="__Annotation__2245_1964912616"/> y los resultados oficiales publicados, <office:annotation office:name="__Annotation__2247_1964912616" loext:resolved="false"><dc:creator>Bruno Geninatti</dc:creator><dc:date>2018-08-14T22:13:57</dc:date><text:p text:style-name="P23"><text:span text:style-name="T49">35- En algún lugar también sería bueno comparar las distribuciones de las variables de ARG y UY</text:span></text:p></office:annotation>resulta razonable asumir que estos fueron construidos de la misma forma.<office:annotation-end office:name="__Annotation__2247_1964912616"/> </text:p>
      <text:p text:style-name="P1"><text:span text:style-name="T2">Podemos entender al valor en hogares del indicador NBI </text:span><text:span text:style-name="T3">como la sumatoria de el mismo <text:s/>filtro aplicado a </text:span><text:span text:style-name="T4">las </text:span><text:span text:style-name="T3">regiones de menor agregación que componen cada provincia (departamentos, </text:span><text:span text:style-name="T4">fracciones y </text:span><text:span text:style-name="T3">radios censales, etc) </text:span><text:span text:style-name="T5">este</text:span><text:span text:style-name="T3"> puede utilizarse para obtener el indicador NBI II en </text:span><text:span text:style-name="T4">otros niveles de agregación.</text:span><text:span text:style-name="T3"> En nuestro caso y como</text:span><text:span text:style-name="T1"> </text:span><text:span text:style-name="T6">se muestra en la figura 1, estos serán </text:span><text:span text:style-name="T5">los</text:span><text:span text:style-name="T6"> radios censales de la ciudad de Rosar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1" svg:font-family="'Ek Mukta'"/>
    <style:font-face style:name="Arial" svg:font-family="Arial" style:font-family-generic="swiss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9T12:11:01.181270929</meta:creation-date>
    <dc:date>2020-11-29T22:22:07.822348932</dc:date>
    <meta:editing-duration>PT6H58M21S</meta:editing-duration>
    <meta:editing-cycles>5</meta:editing-cycles>
    <meta:generator>LibreOffice/7.0.3.1$Linux_X86_64 LibreOffice_project/00$Build-1</meta:generator>
    <meta:document-statistic meta:table-count="0" meta:image-count="0" meta:object-count="1" meta:page-count="3" meta:paragraph-count="27" meta:word-count="768" meta:character-count="4744" meta:non-whitespace-character-count="398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064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Región</text:p>
          </table:table-cell>
          <table:table-cell table:style-name="ce1" office:value-type="string" calcext:value-type="string">
            <text:p>NBI II – Reconstruido</text:p>
          </table:table-cell>
          <table:table-cell table:style-name="ce1" office:value-type="string" calcext:value-type="string">
            <text:p>NBI II – Oficial</text:p>
          </table:table-cell>
          <table:table-cell table:style-name="ce1" office:value-type="string" calcext:value-type="string">
            <text:p>Región</text:p>
          </table:table-cell>
          <table:table-cell table:style-name="ce1" office:value-type="string" calcext:value-type="string">
            <text:p>NBI II – Reconstruido</text:p>
          </table:table-cell>
          <table:table-cell table:style-name="ce1" office:value-type="string" calcext:value-type="string">
            <text:p>NBI II – Oficial</text:p>
          </table:table-cell>
        </table:table-row>
        <table:table-row table:style-name="ro1">
          <table:table-cell office:value-type="string" calcext:value-type="string">
            <text:p>Ciudad Autónoma de Buenos Aires</text:p>
          </table:table-cell>
          <table:table-cell table:number-columns-repeated="2" office:value-type="float" office:value="9925" calcext:value-type="float">
            <text:p>9925</text:p>
          </table:table-cell>
          <table:table-cell office:value-type="string" calcext:value-type="string">
            <text:p>Mendoza</text:p>
          </table:table-cell>
          <table:table-cell table:number-columns-repeated="2" office:value-type="float" office:value="13769" calcext:value-type="float">
            <text:p>13769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table:number-columns-repeated="2" office:value-type="float" office:value="83258" calcext:value-type="float">
            <text:p>83258</text:p>
          </table:table-cell>
          <table:table-cell office:value-type="string" calcext:value-type="string">
            <text:p>Misiones</text:p>
          </table:table-cell>
          <table:table-cell table:number-columns-repeated="2" office:value-type="float" office:value="17797" calcext:value-type="float">
            <text:p>17797</text:p>
          </table:table-cell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float" office:value="4676" calcext:value-type="float">
            <text:p>4676</text:p>
          </table:table-cell>
          <table:table-cell office:value-type="string" calcext:value-type="string">
            <text:p>Neuquén</text:p>
          </table:table-cell>
          <table:table-cell table:number-columns-repeated="2" office:value-type="float" office:value="5019" calcext:value-type="float">
            <text:p>5019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table:number-columns-repeated="2" office:value-type="float" office:value="23280" calcext:value-type="float">
            <text:p>23280</text:p>
          </table:table-cell>
          <table:table-cell office:value-type="string" calcext:value-type="string">
            <text:p>Río Negro</text:p>
          </table:table-cell>
          <table:table-cell table:number-columns-repeated="2"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table:number-columns-repeated="2" office:value-type="float" office:value="3837" calcext:value-type="float">
            <text:p>3837</text:p>
          </table:table-cell>
          <table:table-cell office:value-type="string" calcext:value-type="string">
            <text:p>Salta</text:p>
          </table:table-cell>
          <table:table-cell table:number-columns-repeated="2" office:value-type="float" office:value="19636" calcext:value-type="float">
            <text:p>19636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table:number-columns-repeated="2" office:value-type="float" office:value="17817" calcext:value-type="float">
            <text:p>17817</text:p>
          </table:table-cell>
          <table:table-cell office:value-type="string" calcext:value-type="string">
            <text:p>San Juan</text:p>
          </table:table-cell>
          <table:table-cell table:number-columns-repeated="2" office:value-type="float" office:value="6491" calcext:value-type="float">
            <text:p>6491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table:number-columns-repeated="2" office:value-type="float" office:value="12501" calcext:value-type="float">
            <text:p>12501</text:p>
          </table:table-cell>
          <table:table-cell office:value-type="string" calcext:value-type="string">
            <text:p>San Luis</text:p>
          </table:table-cell>
          <table:table-cell table:number-columns-repeated="2"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Entre Ríos</text:p>
          </table:table-cell>
          <table:table-cell table:number-columns-repeated="2" office:value-type="float" office:value="7458" calcext:value-type="float">
            <text:p>7458</text:p>
          </table:table-cell>
          <table:table-cell office:value-type="string" calcext:value-type="string">
            <text:p>Santa Cruz</text:p>
          </table:table-cell>
          <table:table-cell table:number-columns-repeated="2"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Formosa</text:p>
          </table:table-cell>
          <table:table-cell table:number-columns-repeated="2" office:value-type="float" office:value="11719" calcext:value-type="float">
            <text:p>11719</text:p>
          </table:table-cell>
          <table:table-cell office:value-type="string" calcext:value-type="string">
            <text:p>Santa Fe</text:p>
          </table:table-cell>
          <table:table-cell table:number-columns-repeated="2" office:value-type="float" office:value="17296" calcext:value-type="float">
            <text:p>17296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table:number-columns-repeated="2" office:value-type="float" office:value="9228" calcext:value-type="float">
            <text:p>9228</text:p>
          </table:table-cell>
          <table:table-cell office:value-type="string" calcext:value-type="string">
            <text:p>Santiago del Estero</text:p>
          </table:table-cell>
          <table:table-cell table:number-columns-repeated="2" office:value-type="float" office:value="20460" calcext:value-type="float">
            <text:p>20460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table:number-columns-repeated="2" office:value-type="float" office:value="991" calcext:value-type="float">
            <text:p>991</text:p>
          </table:table-cell>
          <table:table-cell office:value-type="string" calcext:value-type="string">
            <text:p>Tierra del Fuego</text:p>
          </table:table-cell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3717" calcext:value-type="float">
            <text:p>3717</text:p>
          </table:table-cell>
          <table:table-cell office:value-type="string" calcext:value-type="string">
            <text:p>Tucumán</text:p>
          </table:table-cell>
          <table:table-cell table:number-columns-repeated="2" office:value-type="float" office:value="16527" calcext:value-type="float">
            <text:p>16527</text:p>
          </table:table-cell>
        </table:table-row>
        <table:table-row table:style-name="ro1">
          <table:table-cell table:style-name="ce3" office:value-type="string" calcext:value-type="string">
            <text:p>Total del país</text:p>
          </table:table-cell>
          <table:table-cell table:number-columns-repeated="2" table:style-name="ce3" office:value-type="float" office:value="316471" calcext:value-type="float">
            <text:p>31647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number number:decimal-places="0" number:min-decimal-places="0" number:min-integer-digits="1" number:grouping="true"/>
      <number:text> $</number:text>
    </number:number-style>
    <number:number-style style:name="N109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$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$</number:text>
    </number:number-style>
    <number:number-style style:name="N112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$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13P0"/>
    </number:number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fraction number:min-integer-digits="0" number:min-numerator-digits="3" loext:max-numerator-digits="3" number:min-denominator-digits="3" number:max-denominator-value="999"/>
    </number:number-style>
    <number:date-style style:name="N116">
      <number:day/>
      <number:text>/</number:text>
      <number:month/>
      <number:text>/</number:text>
      <number:year number:style="long"/>
    </number:date-style>
    <number:date-style style:name="N117">
      <number:day/>
      <number:text>/</number:text>
      <number:month number:textual="true"/>
      <number:text>/</number:text>
      <number:year/>
    </number:date-style>
    <number:date-style style:name="N118">
      <number:day/>
      <number:text>/</number:text>
      <number:month number:textual="true"/>
    </number:date-style>
    <number:date-style style:name="N119">
      <number:month number:textual="true"/>
      <number:text>/</number:text>
      <number:year/>
    </number:date-style>
    <number:date-style style:name="N120">
      <number:hours/>
      <number:text>:</number:text>
      <number:minutes number:style="long"/>
      <number:text> </number:text>
      <number:day/>
      <number:text>op./o</number:text>
      <number:day/>
      <number:text>p.</number:text>
    </number:date-style>
    <number:date-style style:name="N121">
      <number:hours/>
      <number:text>:</number:text>
      <number:minutes number:style="long"/>
      <number:text>:</number:text>
      <number:seconds number:style="long"/>
      <number:text> </number:text>
      <number:day/>
      <number:text>op./o</number:text>
      <number:day/>
      <number:text>p.</number:text>
    </number:dat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time-style style:name="N125"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31P2" style:volatile="true">
      <number:fill-character> </number:fill-character>
      <number:text>- $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35P2" style:volatile="true">
      <number:fill-character> </number:fill-character>
      <number:text>-</number:text>
      <number:number number:decimal-places="0" number:min-decimal-places="0" number:min-integer-digits="0"/>
      <number:text> $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1:43:47.6708350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